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AndFunctionTests.testCallVarargs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ariableAndFunctionTests.testCallingIllegalFun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iableAndFunctionTests.testVariableAccess_WellKnown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AndFunctionTests.non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iableAndFunctionTests.testFunctionAccess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iableAndFunctionTests.testVariableAccess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AndFunctionTests.testFunctionAccess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